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LengthProperty.getComponent( int cmp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LengthProperty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dLengthProperty.getLength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LengthProperty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ker.makeNew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LengthPropert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LengthProperty.getCondition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LengthProperty.setComponent( int cmpId , Property cmpnValue , boolean bIsDefa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dLength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LengthProperty.getLengt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LengthProperty.getLength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LengthProperty.getCond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dLengthPropert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dLengthProperty.isDis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